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3.3728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3.39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ta1" style:family="table" style:master-page-name="PageStyle_5f_federal-state_20_prisons">
      <style:table-properties table:display="true" style:writing-mode="lr-tb"/>
    </style:style>
    <style:style style:name="ta2" style:family="table" style:master-page-name="PageStyle_5f_local_20_jails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11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6"/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8061"/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deral-state pris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per sleeping space in U.S. federal and state prisons, 1997</text:p>
          </table:table-cell>
          <table:covered-table-cell table:number-columns-repeated="4" table:style-name="ce3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office:value-type="string">
            <text:p>(prisoner population weighted statistics)</text:p>
          </table:table-cell>
          <table:table-cell table:number-columns-repeated="9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table:number-columns-spanned="5" table:number-rows-spanned="1">
            <text:p>Prisoners per sleeping space</text:p>
          </table:table-cell>
          <table:covered-table-cell table:number-columns-repeated="4" table:style-name="ce9"/>
          <table:table-cell table:number-columns-repeated="1017"/>
        </table:table-row>
        <table:table-row table:style-name="ro2">
          <table:table-cell/>
          <table:table-cell table:style-name="ce4" office:value-type="string">
            <text:p>architecture shar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5 or more</text:p>
          </table:table-cell>
          <table:table-cell table:number-columns-repeated="1017"/>
        </table:table-row>
        <table:table-row table:style-name="ro3">
          <table:table-cell office:value-type="string">
            <text:p>all prison architectures</text:p>
          </table:table-cell>
          <table:table-cell table:style-name="ce5" table:formula="of:=SUM([.B8:.B12])" office:value-type="percentage" office:value="0.9999">
            <text:p>100.0%</text:p>
          </table:table-cell>
          <table:table-cell table:style-name="ce10" table:formula="of:=[.D44]" office:value-type="percentage" office:value="0.1719">
            <text:p>17.2%</text:p>
          </table:table-cell>
          <table:table-cell table:style-name="ce10" table:formula="of:=[.E44]" office:value-type="percentage" office:value="0.4366">
            <text:p>43.7%</text:p>
          </table:table-cell>
          <table:table-cell table:style-name="ce10" table:formula="of:=[.F44]" office:value-type="percentage" office:value="0.0299">
            <text:p>3.0%</text:p>
          </table:table-cell>
          <table:table-cell table:style-name="ce10" table:formula="of:=[.G44]" office:value-type="percentage" office:value="0.0234">
            <text:p>2.3%</text:p>
          </table:table-cell>
          <table:table-cell table:style-name="ce10" table:formula="of:=[.H44]" office:value-type="percentage" office:value="0.3382">
            <text:p>33.8%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5"/>
          <table:table-cell table:style-name="ce10" table:number-columns-repeated="5"/>
          <table:table-cell table:style-name="ce6"/>
          <table:table-cell table:number-columns-repeated="1016"/>
        </table:table-row>
        <table:table-row table:style-name="ro3">
          <table:table-cell office:value-type="string">
            <text:p>open dorm</text:p>
          </table:table-cell>
          <table:table-cell table:style-name="ce5" table:formula="of:=[.I37]" office:value-type="percentage" office:value="0.2685">
            <text:p>26.9%</text:p>
          </table:table-cell>
          <table:table-cell table:style-name="ce10" table:formula="of:=[.D37]/[.$I37]" office:value-type="percentage" office:value="0.00558659217877095">
            <text:p>0.6%</text:p>
          </table:table-cell>
          <table:table-cell table:style-name="ce10" table:formula="of:=[.E37]/[.$I37]" office:value-type="percentage" office:value="0.0104283054003724">
            <text:p>1.0%</text:p>
          </table:table-cell>
          <table:table-cell table:style-name="ce10" table:formula="of:=[.F37]/[.$I37]" office:value-type="percentage" office:value="0.00484171322160149">
            <text:p>0.5%</text:p>
          </table:table-cell>
          <table:table-cell table:style-name="ce10" table:formula="of:=[.G37]/[.$I37]" office:value-type="percentage" office:value="0.00446927374301676">
            <text:p>0.4%</text:p>
          </table:table-cell>
          <table:table-cell table:style-name="ce10" table:formula="of:=[.H37]/[.$I37]" office:value-type="percentage" office:value="0.974674115456238">
            <text:p>97.5%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string">
            <text:p>dorm with cubicles</text:p>
          </table:table-cell>
          <table:table-cell table:style-name="ce5" table:formula="of:=[.I38]" office:value-type="percentage" office:value="0.1481">
            <text:p>14.8%</text:p>
          </table:table-cell>
          <table:table-cell table:style-name="ce10" table:formula="of:=[.D38]/[.$I38]" office:value-type="percentage" office:value="0.273463875759622">
            <text:p>27.3%</text:p>
          </table:table-cell>
          <table:table-cell table:style-name="ce10" table:formula="of:=[.E38]/[.$I38]" office:value-type="percentage" office:value="0.320054017555706">
            <text:p>32.0%</text:p>
          </table:table-cell>
          <table:table-cell table:style-name="ce10" table:formula="of:=[.F38]/[.$I38]" office:value-type="percentage" office:value="0.0398379473328832">
            <text:p>4.0%</text:p>
          </table:table-cell>
          <table:table-cell table:style-name="ce10" table:formula="of:=[.G38]/[.$I38]" office:value-type="percentage" office:value="0.0708980418636057">
            <text:p>7.1%</text:p>
          </table:table-cell>
          <table:table-cell table:style-name="ce10" table:formula="of:=[.H38]/[.$I38]" office:value-type="percentage" office:value="0.295070898041864">
            <text:p>29.5%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string">
            <text:p>unit with cells</text:p>
          </table:table-cell>
          <table:table-cell table:style-name="ce5" table:formula="of:=[.I39]" office:value-type="percentage" office:value="0.3828">
            <text:p>38.3%</text:p>
          </table:table-cell>
          <table:table-cell table:style-name="ce10" table:formula="of:=[.D39]/[.$I39]" office:value-type="percentage" office:value="0.267502612330198">
            <text:p>26.8%</text:p>
          </table:table-cell>
          <table:table-cell table:style-name="ce10" table:formula="of:=[.E39]/[.$I39]" office:value-type="percentage" office:value="0.688087774294671">
            <text:p>68.8%</text:p>
          </table:table-cell>
          <table:table-cell table:style-name="ce10" table:formula="of:=[.F39]/[.$I39]" office:value-type="percentage" office:value="0.0282131661442006">
            <text:p>2.8%</text:p>
          </table:table-cell>
          <table:table-cell table:style-name="ce10" table:formula="of:=[.G39]/[.$I39]" office:value-type="percentage" office:value="0.00600835945663532">
            <text:p>0.6%</text:p>
          </table:table-cell>
          <table:table-cell table:style-name="ce10" table:formula="of:=[.H39]/[.$I39]" office:value-type="percentage" office:value="0.0101880877742947">
            <text:p>1.0%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string">
            <text:p>unit with rooms</text:p>
          </table:table-cell>
          <table:table-cell table:style-name="ce5" table:formula="of:=[.I40]" office:value-type="percentage" office:value="0.1834">
            <text:p>18.3%</text:p>
          </table:table-cell>
          <table:table-cell table:style-name="ce10" table:formula="of:=[.D40]/[.$I40]" office:value-type="percentage" office:value="0.125954198473282">
            <text:p>12.6%</text:p>
          </table:table-cell>
          <table:table-cell table:style-name="ce10" table:formula="of:=[.E40]/[.$I40]" office:value-type="percentage" office:value="0.654852780806979">
            <text:p>65.5%</text:p>
          </table:table-cell>
          <table:table-cell table:style-name="ce10" table:formula="of:=[.F40]/[.$I40]" office:value-type="percentage" office:value="0.0632497273718648">
            <text:p>6.3%</text:p>
          </table:table-cell>
          <table:table-cell table:style-name="ce10" table:formula="of:=[.G40]/[.$I40]" office:value-type="percentage" office:value="0.049618320610687">
            <text:p>5.0%</text:p>
          </table:table-cell>
          <table:table-cell table:style-name="ce10" table:formula="of:=[.H40]/[.$I40]" office:value-type="percentage" office:value="0.105779716466739">
            <text:p>10.6%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string">
            <text:p>other architectures</text:p>
          </table:table-cell>
          <table:table-cell table:style-name="ce5" table:formula="of:=[.I41]+[.I42]" office:value-type="percentage" office:value="0.0171">
            <text:p>1.7%</text:p>
          </table:table-cell>
          <table:table-cell table:style-name="ce10" table:formula="of:=([.D41]+[.D42])/([.$I41]+[.$I42])" office:value-type="percentage" office:value="0.249766081871345">
            <text:p>25.0%</text:p>
          </table:table-cell>
          <table:table-cell table:style-name="ce10" table:formula="of:=([.E41]+[.E42])/([.$I41]+[.$I42])" office:value-type="percentage" office:value="0.173684210526316">
            <text:p>17.4%</text:p>
          </table:table-cell>
          <table:table-cell table:style-name="ce10" table:formula="of:=([.F41]+[.F42])/([.$I41]+[.$I42])" office:value-type="percentage" office:value="0.0146198830409357">
            <text:p>1.5%</text:p>
          </table:table-cell>
          <table:table-cell table:style-name="ce10" table:formula="of:=([.G41]+[.G42])/([.$I41]+[.$I42])" office:value-type="percentage" office:value="0.012280701754386">
            <text:p>1.2%</text:p>
          </table:table-cell>
          <table:table-cell table:style-name="ce10" table:formula="of:=([.H41]+[.H42])/([.$I41]+[.$I42])" office:value-type="percentage" office:value="0.555555555555555">
            <text:p>55.6%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5"/>
          <table:table-cell table:style-name="ce10" table:number-columns-repeated="5"/>
          <table:table-cell table:style-name="ce6"/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>
            <text:p>Source:</text:p>
          </table:table-cell>
          <table:table-cell table:style-name="ce6" table:number-columns-repeated="6"/>
          <table:table-cell table:number-columns-repeated="1017"/>
        </table:table-row>
        <table:table-row table:style-name="ro4">
          <table:table-cell table:style-name="ce2" office:value-type="string" table:number-columns-spanned="12" table:number-rows-spanned="1">
            <text:p>U.S. Dept. of Justice, Bureau of Justice Statistics, and U.S. Dept. of Justice, Federal Bureau of Prisons. <text:s/>SURVEY OF INMATES IN STATE</text:p>
            <text:p>AND FEDERAL CORRECTIONAL FACILITIES, 1997 [Computer file]. Compiled by U.S. Dept. of Commerce, Bureau of the Census. ICPSR ed. Ann Arbor, MI: Inter-university Consortium for Political and Social Research [producer and distributor], 2000.</text:p>
          </table:table-cell>
          <table:covered-table-cell table:number-columns-repeated="11" table:style-name="ce7"/>
          <table:table-cell table:style-name="ce3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nderlying raw tabul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tab V1802 sh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weight: <text:s/>V2067 <text:s text:c="32"/>Number of obs <text:s text:c="5"/>= <text:s text:c="4"/>18126</text:p>
          </table:table-cell>
          <table:table-cell table:number-columns-repeated="1023"/>
        </table:table-row>
        <table:table-row table:style-name="ro1">
          <table:table-cell office:value-type="string">
            <text:p>Strata: <text:s text:c="2"/>&lt;one&gt; <text:s text:c="32"/>Number of strata <text:s text:c="2"/>= <text:s text:c="8"/>1</text:p>
          </table:table-cell>
          <table:table-cell table:number-columns-repeated="1023"/>
        </table:table-row>
        <table:table-row table:style-name="ro1">
          <table:table-cell office:value-type="string">
            <text:p>PSU: <text:s text:c="5"/>R237 <text:s text:c="33"/>Number of PSUs <text:s text:c="4"/>= <text:s text:c="6"/>315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Population size <text:s text:c="3"/>= 1136791.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TYPE OF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HOUSING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WHERE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PENT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LAST <text:s text:c="5"/>| <text:s text:c="21"/>sharecell <text:s text:c="21"/></text:p>
          </table:table-cell>
          <table:table-cell table:number-columns-repeated="1023"/>
        </table:table-row>
        <table:table-row table:style-name="ro1">
          <table:table-cell office:value-type="string">
            <text:p>NIGHT?</text:p>
          </table:table-cell>
          <table:table-cell office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>
            <text:p>----------+-----------------------------------------------------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|</text:p>
          </table:table-cell>
          <table:table-cell office:value-type="float" office:value="0.0015">
            <text:p>0.0015</text:p>
          </table:table-cell>
          <table:table-cell office:value-type="float" office:value="0.0028">
            <text:p>0.0028</text:p>
          </table:table-cell>
          <table:table-cell office:value-type="float" office:value="0.0013">
            <text:p>0.0013</text:p>
          </table:table-cell>
          <table:table-cell office:value-type="float" office:value="0.0012">
            <text:p>0.0012</text:p>
          </table:table-cell>
          <table:table-cell office:value-type="float" office:value="0.2617">
            <text:p>0.2617</text:p>
          </table:table-cell>
          <table:table-cell office:value-type="float" office:value="0.2685">
            <text:p>0.26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|</text:p>
          </table:table-cell>
          <table:table-cell office:value-type="float" office:value="0.0405">
            <text:p>0.0405</text:p>
          </table:table-cell>
          <table:table-cell office:value-type="float" office:value="0.0474">
            <text:p>0.0474</text:p>
          </table:table-cell>
          <table:table-cell office:value-type="float" office:value="0.0059">
            <text:p>0.0059</text:p>
          </table:table-cell>
          <table:table-cell office:value-type="float" office:value="0.0105">
            <text:p>0.0105</text:p>
          </table:table-cell>
          <table:table-cell office:value-type="float" office:value="0.0437">
            <text:p>0.0437</text:p>
          </table:table-cell>
          <table:table-cell office:value-type="float" office:value="0.1481">
            <text:p>0.14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|</text:p>
          </table:table-cell>
          <table:table-cell office:value-type="float" office:value="0.1024">
            <text:p>0.1024</text:p>
          </table:table-cell>
          <table:table-cell office:value-type="float" office:value="0.2634">
            <text:p>0.2634</text:p>
          </table:table-cell>
          <table:table-cell office:value-type="float" office:value="0.0108">
            <text:p>0.0108</text:p>
          </table:table-cell>
          <table:table-cell office:value-type="float" office:value="0.0023">
            <text:p>0.0023</text:p>
          </table:table-cell>
          <table:table-cell office:value-type="float" office:value="0.0039">
            <text:p>0.0039</text:p>
          </table:table-cell>
          <table:table-cell office:value-type="float" office:value="0.3828">
            <text:p>0.38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|</text:p>
          </table:table-cell>
          <table:table-cell office:value-type="float" office:value="0.0231">
            <text:p>0.0231</text:p>
          </table:table-cell>
          <table:table-cell office:value-type="float" office:value="0.1201">
            <text:p>0.1201</text:p>
          </table:table-cell>
          <table:table-cell office:value-type="float" office:value="0.0116">
            <text:p>0.0116</text:p>
          </table:table-cell>
          <table:table-cell office:value-type="float" office:value="0.0091">
            <text:p>0.0091</text:p>
          </table:table-cell>
          <table:table-cell office:value-type="float" office:value="0.0194">
            <text:p>0.0194</text:p>
          </table:table-cell>
          <table:table-cell office:value-type="float" office:value="0.1834">
            <text:p>0.18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|</text:p>
          </table:table-cell>
          <table:table-cell table:style-name="ce11" office:value-type="float" office:value="0.000071">
            <text:p>7.10E-05</text:p>
          </table:table-cell>
          <table:table-cell table:style-name="ce11" office:value-type="float" office:value="0.00067">
            <text:p>6.70E-04</text:p>
          </table:table-cell>
          <table:table-cell table:number-columns-repeated="2" table:style-name="ce11" office:value-type="float" office:value="0.00011">
            <text:p>1.10E-04</text:p>
          </table:table-cell>
          <table:table-cell office:value-type="float" office:value="0.0063">
            <text:p>0.0063</text:p>
          </table:table-cell>
          <table:table-cell office:value-type="float" office:value="0.0072">
            <text:p>0.00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|</text:p>
          </table:table-cell>
          <table:table-cell office:value-type="float" office:value="0.0042">
            <text:p>0.0042</text:p>
          </table:table-cell>
          <table:table-cell office:value-type="float" office:value="0.0023">
            <text:p>0.0023</text:p>
          </table:table-cell>
          <table:table-cell table:style-name="ce11" office:value-type="float" office:value="0.00014">
            <text:p>1.40E-04</text:p>
          </table:table-cell>
          <table:table-cell table:style-name="ce11" office:value-type="float" office:value="0.0001">
            <text:p>1.00E-04</text:p>
          </table:table-cell>
          <table:table-cell office:value-type="float" office:value="0.0032">
            <text:p>0.0032</text:p>
          </table:table-cell>
          <table:table-cell office:value-type="float" office:value="0.0099">
            <text:p>0.009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|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|</text:p>
          </table:table-cell>
          <table:table-cell office:value-type="float" office:value="0.1719">
            <text:p>0.1719</text:p>
          </table:table-cell>
          <table:table-cell office:value-type="float" office:value="0.4366">
            <text:p>0.4366</text:p>
          </table:table-cell>
          <table:table-cell office:value-type="float" office:value="0.0299">
            <text:p>0.0299</text:p>
          </table:table-cell>
          <table:table-cell office:value-type="float" office:value="0.0234">
            <text:p>0.0234</text:p>
          </table:table-cell>
          <table:table-cell office:value-type="float" office:value="0.3382">
            <text:p>0.338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cell propor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20) <text:s text:c="7"/>= <text:s/>1.44e+04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8.68, 2724.66)= <text:s/>136.4745 <text:s text:c="4"/>P = 0.0000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 jails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8" table:default-cell-style-name="Excel_20_Built-in_20_Normal"/>
        <table:table-column table:style-name="co8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s per sleeping space in U.S. local jails, 1996</text:p>
          </table:table-cell>
          <table:covered-table-cell table:number-columns-repeated="3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office:value-type="string">
            <text:p>(prisoner population weighted statistics)</text:p>
          </table:table-cell>
          <table:table-cell table:number-columns-repeated="9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table:number-columns-spanned="5" table:number-rows-spanned="1">
            <text:p>Prisoners per sleeping space</text:p>
          </table:table-cell>
          <table:covered-table-cell table:number-columns-repeated="4" table:style-name="ce9"/>
          <table:table-cell table:number-columns-repeated="1017"/>
        </table:table-row>
        <table:table-row table:style-name="ro2">
          <table:table-cell/>
          <table:table-cell table:style-name="ce4" office:value-type="string">
            <text:p>architecture shar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5 or more</text:p>
          </table:table-cell>
          <table:table-cell table:number-columns-repeated="1017"/>
        </table:table-row>
        <table:table-row table:style-name="ro1">
          <table:table-cell office:value-type="string">
            <text:p>all prison architectures</text:p>
          </table:table-cell>
          <table:table-cell table:style-name="ce13" office:value-type="percentage" office:value="1">
            <text:p>100%</text:p>
          </table:table-cell>
          <table:table-cell table:style-name="ce10" table:formula="of:=[.D40]" office:value-type="percentage" office:value="0.1113">
            <text:p>11.1%</text:p>
          </table:table-cell>
          <table:table-cell table:style-name="ce10" table:formula="of:=[.E40]" office:value-type="percentage" office:value="0.1721">
            <text:p>17.2%</text:p>
          </table:table-cell>
          <table:table-cell table:style-name="ce10" table:formula="of:=[.F40]" office:value-type="percentage" office:value="0.2035">
            <text:p>20.4%</text:p>
          </table:table-cell>
          <table:table-cell table:style-name="ce10" table:formula="of:=[.G40]" office:value-type="percentage" office:value="0.0525">
            <text:p>5.3%</text:p>
          </table:table-cell>
          <table:table-cell table:style-name="ce10" table:formula="of:=[.H40]" office:value-type="percentage" office:value="0.4605">
            <text:p>46.1%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>
            <text:p>open dorm</text:p>
          </table:table-cell>
          <table:table-cell table:style-name="ce13" table:formula="of:=[.I31]" office:value-type="percentage" office:value="0.3385">
            <text:p>34%</text:p>
          </table:table-cell>
          <table:table-cell table:style-name="ce10" table:formula="of:=[.D31]/[.$I31]" office:value-type="percentage" office:value="0.00192023633677991">
            <text:p>0.2%</text:p>
          </table:table-cell>
          <table:table-cell table:style-name="ce10" table:formula="of:=[.E31]/[.$I31]" office:value-type="percentage" office:value="0.00974889217134417">
            <text:p>1.0%</text:p>
          </table:table-cell>
          <table:table-cell table:style-name="ce10" table:formula="of:=[.F31]/[.$I31]" office:value-type="percentage" office:value="0.0127031019202363">
            <text:p>1.3%</text:p>
          </table:table-cell>
          <table:table-cell table:style-name="ce10" table:formula="of:=[.G31]/[.$I31]" office:value-type="percentage" office:value="0.013589364844904">
            <text:p>1.4%</text:p>
          </table:table-cell>
          <table:table-cell table:style-name="ce10" table:formula="of:=[.H31]/[.$I31]" office:value-type="percentage" office:value="0.96218611521418">
            <text:p>96.2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>
            <text:p>dorm with cubicles</text:p>
          </table:table-cell>
          <table:table-cell table:style-name="ce13" table:formula="of:=[.I32]" office:value-type="percentage" office:value="0.0969">
            <text:p>10%</text:p>
          </table:table-cell>
          <table:table-cell table:style-name="ce10" table:formula="of:=[.D32]/[.$I32]" office:value-type="percentage" office:value="0.0743034055727554">
            <text:p>7.4%</text:p>
          </table:table-cell>
          <table:table-cell table:style-name="ce10" table:formula="of:=[.E32]/[.$I32]" office:value-type="percentage" office:value="0.203302373581011">
            <text:p>20.3%</text:p>
          </table:table-cell>
          <table:table-cell table:style-name="ce10" table:formula="of:=[.F32]/[.$I32]" office:value-type="percentage" office:value="0.294117647058823">
            <text:p>29.4%</text:p>
          </table:table-cell>
          <table:table-cell table:style-name="ce10" table:formula="of:=[.G32]/[.$I32]" office:value-type="percentage" office:value="0.0474716202270382">
            <text:p>4.7%</text:p>
          </table:table-cell>
          <table:table-cell table:style-name="ce10" table:formula="of:=[.H32]/[.$I32]" office:value-type="percentage" office:value="0.379772961816305">
            <text:p>38.0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>
            <text:p>unit with cells</text:p>
          </table:table-cell>
          <table:table-cell table:style-name="ce13" table:formula="of:=[.I33]+[.I35]" office:value-type="percentage" office:value="0.4093">
            <text:p>41%</text:p>
          </table:table-cell>
          <table:table-cell table:style-name="ce13" table:formula="of:=([.D33]+[.D35])/([.$I33]+[.$I35])" office:value-type="percentage" office:value="0.178353286098216">
            <text:p>18%</text:p>
          </table:table-cell>
          <table:table-cell table:style-name="ce13" table:formula="of:=([.E33]+[.E35])/([.$I33]+[.$I35])" office:value-type="percentage" office:value="0.263620816027364">
            <text:p>26%</text:p>
          </table:table-cell>
          <table:table-cell table:style-name="ce13" table:formula="of:=([.F33]+[.F35])/([.$I33]+[.$I35])" office:value-type="percentage" office:value="0.311507451746885">
            <text:p>31%</text:p>
          </table:table-cell>
          <table:table-cell table:style-name="ce13" table:formula="of:=([.G33]+[.G35])/([.$I33]+[.$I35])" office:value-type="percentage" office:value="0.0867334473491327">
            <text:p>9%</text:p>
          </table:table-cell>
          <table:table-cell table:style-name="ce13" table:formula="of:=([.H33]+[.H35])/([.$I33]+[.$I35])" office:value-type="percentage" office:value="0.159540679208405">
            <text:p>16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>
            <text:p>unit with rooms</text:p>
          </table:table-cell>
          <table:table-cell table:style-name="ce13" table:formula="of:=[.I34]+[.I36]" office:value-type="percentage" office:value="0.1321">
            <text:p>13%</text:p>
          </table:table-cell>
          <table:table-cell table:style-name="ce13" table:formula="of:=([.D34]+[.D36])/([.$I34]+[.$I36])" office:value-type="percentage" office:value="0.205904617713853">
            <text:p>21%</text:p>
          </table:table-cell>
          <table:table-cell table:style-name="ce13" table:formula="of:=([.E34]+[.E36])/([.$I34]+[.$I36])" office:value-type="percentage" office:value="0.291445874337623">
            <text:p>29%</text:p>
          </table:table-cell>
          <table:table-cell table:style-name="ce13" table:formula="of:=([.F34]+[.F36])/([.$I34]+[.$I36])" office:value-type="percentage" office:value="0.308099924299773">
            <text:p>31%</text:p>
          </table:table-cell>
          <table:table-cell table:style-name="ce13" table:formula="of:=([.G34]+[.G36])/([.$I34]+[.$I36])" office:value-type="percentage" office:value="0.0552611657834974">
            <text:p>6%</text:p>
          </table:table-cell>
          <table:table-cell table:style-name="ce13" table:formula="of:=([.H34]+[.H36])/([.$I34]+[.$I36])" office:value-type="percentage" office:value="0.14004542013626">
            <text:p>14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>
            <text:p>other architectures</text:p>
          </table:table-cell>
          <table:table-cell table:style-name="ce13" table:formula="of:=[.I37]+[.I38]" office:value-type="percentage" office:value="0.0233">
            <text:p>2%</text:p>
          </table:table-cell>
          <table:table-cell table:style-name="ce13" table:formula="of:=([.D37]+[.D38])/([.$I37]+[.$I38])" office:value-type="percentage" office:value="0.137768240343348">
            <text:p>14%</text:p>
          </table:table-cell>
          <table:table-cell table:style-name="ce13" table:formula="of:=([.E37]+[.E38])/([.$I37]+[.$I38])" office:value-type="percentage" office:value="0.115450643776824">
            <text:p>12%</text:p>
          </table:table-cell>
          <table:table-cell table:style-name="ce13" table:formula="of:=([.F37]+[.F38])/([.$I37]+[.$I38])" office:value-type="percentage" office:value="0.109227467811159">
            <text:p>11%</text:p>
          </table:table-cell>
          <table:table-cell table:style-name="ce13" table:formula="of:=([.G37]+[.G38])/([.$I37]+[.$I38])" office:value-type="percentage" office:value="0.0291845493562232">
            <text:p>3%</text:p>
          </table:table-cell>
          <table:table-cell table:style-name="ce13" table:formula="of:=([.H37]+[.H38])/([.$I37]+[.$I38])" office:value-type="percentage" office:value="0.609442060085837">
            <text:p>61%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2" office:value-type="string" table:number-columns-spanned="13" table:number-rows-spanned="1">
            <text:p>Source: U.S. Dept. of Justice, Bureau of Justice Statistics. SURVEY OF INMATES OF LOCAL JAILS, 1996: [UNITED STATES] [Computer file]. Conducted by U.S. Dept. of Commerce, Bureau of the Census. ICPSR ed. Ann Arbor, MI: Interuniversity Consortium for Political and Social Research [producer and distributor], 1999.</text:p>
          </table:table-cell>
          <table:covered-table-cell table:number-columns-repeated="12" table:style-name="ce7"/>
          <table:table-cell table:style-name="ce12"/>
          <table:table-cell table:style-name="ce3" table:number-columns-repeated="1010"/>
        </table:table-row>
        <table:table-row table:style-name="ro1" table:number-rows-repeated="2">
          <table:table-cell table:style-name="ce12" table:number-columns-repeated="14"/>
          <table:table-cell table:style-name="ce3" table:number-columns-repeated="1010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 office:value-type="string">
            <text:p>Underlying raw tabulation</text:p>
          </table:table-cell>
          <table:table-cell/>
          <table:table-cell table:style-name="ce11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</text:p>
          </table:table-cell>
          <table:table-cell office:value-type="string">
            <text:p>svytab</text:p>
          </table:table-cell>
          <table:table-cell office:value-type="string">
            <text:p>celltype</text:p>
          </table:table-cell>
          <table:table-cell office:value-type="string">
            <text:p>sharec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weight:</text:p>
          </table:table-cell>
          <table:table-cell office:value-type="string">
            <text:p>fwm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6060">
            <text:p>6060</text:p>
          </table:table-cell>
          <table:table-cell table:number-columns-repeated="1017"/>
        </table:table-row>
        <table:table-row table:style-name="ro1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SU:</text:p>
          </table:table-cell>
          <table:table-cell office:value-type="string">
            <text:p>&lt;observations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6060">
            <text:p>60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50.210482">
            <text:p>50.2104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|</text:p>
          </table:table-cell>
          <table:table-cell office:value-type="string">
            <text:p>sharece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elltype</text:p>
          </table:table-cell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----------+------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|</text:p>
          </table:table-cell>
          <table:table-cell table:style-name="ce11" office:value-type="float" office:value="0.00065">
            <text:p>6.50E-04</text:p>
          </table:table-cell>
          <table:table-cell office:value-type="float" office:value="0.0033">
            <text:p>0.0033</text:p>
          </table:table-cell>
          <table:table-cell office:value-type="float" office:value="0.0043">
            <text:p>0.0043</text:p>
          </table:table-cell>
          <table:table-cell office:value-type="float" office:value="0.0046">
            <text:p>0.0046</text:p>
          </table:table-cell>
          <table:table-cell office:value-type="float" office:value="0.3257">
            <text:p>0.3257</text:p>
          </table:table-cell>
          <table:table-cell office:value-type="float" office:value="0.3385">
            <text:p>0.3385</text:p>
          </table:table-cell>
          <table:table-cell/>
          <table:table-cell office:value-type="string">
            <text:p>01 An open dor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|</text:p>
          </table:table-cell>
          <table:table-cell office:value-type="float" office:value="0.0072">
            <text:p>0.0072</text:p>
          </table:table-cell>
          <table:table-cell office:value-type="float" office:value="0.0197">
            <text:p>0.0197</text:p>
          </table:table-cell>
          <table:table-cell office:value-type="float" office:value="0.0285">
            <text:p>0.0285</text:p>
          </table:table-cell>
          <table:table-cell office:value-type="float" office:value="0.0046">
            <text:p>0.0046</text:p>
          </table:table-cell>
          <table:table-cell office:value-type="float" office:value="0.0368">
            <text:p>0.0368</text:p>
          </table:table-cell>
          <table:table-cell office:value-type="float" office:value="0.0969">
            <text:p>0.0969</text:p>
          </table:table-cell>
          <table:table-cell/>
          <table:table-cell office:value-type="string">
            <text:p>02 A dorm with cubicl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|</text:p>
          </table:table-cell>
          <table:table-cell office:value-type="float" office:value="0.0237">
            <text:p>0.0237</text:p>
          </table:table-cell>
          <table:table-cell office:value-type="float" office:value="0.0327">
            <text:p>0.0327</text:p>
          </table:table-cell>
          <table:table-cell office:value-type="float" office:value="0.0331">
            <text:p>0.0331</text:p>
          </table:table-cell>
          <table:table-cell office:value-type="float" office:value="0.013">
            <text:p>0.013</text:p>
          </table:table-cell>
          <table:table-cell office:value-type="float" office:value="0.0326">
            <text:p>0.0326</text:p>
          </table:table-cell>
          <table:table-cell office:value-type="float" office:value="0.1352">
            <text:p>0.1352</text:p>
          </table:table-cell>
          <table:table-cell/>
          <table:table-cell office:value-type="string">
            <text:p>03 A one-story unit with cell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|</text:p>
          </table:table-cell>
          <table:table-cell office:value-type="float" office:value="0.0058">
            <text:p>0.0058</text:p>
          </table:table-cell>
          <table:table-cell office:value-type="float" office:value="0.0102">
            <text:p>0.0102</text:p>
          </table:table-cell>
          <table:table-cell office:value-type="float" office:value="0.0093">
            <text:p>0.0093</text:p>
          </table:table-cell>
          <table:table-cell office:value-type="float" office:value="0.0041">
            <text:p>0.0041</text:p>
          </table:table-cell>
          <table:table-cell office:value-type="float" office:value="0.0095">
            <text:p>0.0095</text:p>
          </table:table-cell>
          <table:table-cell office:value-type="float" office:value="0.0388">
            <text:p>0.0388</text:p>
          </table:table-cell>
          <table:table-cell/>
          <table:table-cell office:value-type="string">
            <text:p>04 A one-story unit with room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|</text:p>
          </table:table-cell>
          <table:table-cell office:value-type="float" office:value="0.0493">
            <text:p>0.0493</text:p>
          </table:table-cell>
          <table:table-cell office:value-type="float" office:value="0.0752">
            <text:p>0.0752</text:p>
          </table:table-cell>
          <table:table-cell office:value-type="float" office:value="0.0944">
            <text:p>0.0944</text:p>
          </table:table-cell>
          <table:table-cell office:value-type="float" office:value="0.0225">
            <text:p>0.0225</text:p>
          </table:table-cell>
          <table:table-cell office:value-type="float" office:value="0.0327">
            <text:p>0.0327</text:p>
          </table:table-cell>
          <table:table-cell office:value-type="float" office:value="0.2741">
            <text:p>0.2741</text:p>
          </table:table-cell>
          <table:table-cell/>
          <table:table-cell office:value-type="string">
            <text:p>05 A unit with cells in more th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|</text:p>
          </table:table-cell>
          <table:table-cell office:value-type="float" office:value="0.0214">
            <text:p>0.0214</text:p>
          </table:table-cell>
          <table:table-cell office:value-type="float" office:value="0.0283">
            <text:p>0.0283</text:p>
          </table:table-cell>
          <table:table-cell office:value-type="float" office:value="0.0314">
            <text:p>0.0314</text:p>
          </table:table-cell>
          <table:table-cell office:value-type="float" office:value="0.0032">
            <text:p>0.0032</text:p>
          </table:table-cell>
          <table:table-cell office:value-type="float" office:value="0.009">
            <text:p>0.009</text:p>
          </table:table-cell>
          <table:table-cell office:value-type="float" office:value="0.0933">
            <text:p>0.0933</text:p>
          </table:table-cell>
          <table:table-cell/>
          <table:table-cell office:value-type="string">
            <text:p>one stor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|</text:p>
          </table:table-cell>
          <table:table-cell table:style-name="ce11" office:value-type="float" office:value="0.00011">
            <text:p>1.10E-04</text:p>
          </table:table-cell>
          <table:table-cell table:style-name="ce11" office:value-type="float" office:value="0.00029">
            <text:p>2.90E-04</text:p>
          </table:table-cell>
          <table:table-cell table:style-name="ce11" office:value-type="float" office:value="0.000045">
            <text:p>4.50E-05</text:p>
          </table:table-cell>
          <table:table-cell table:style-name="ce11" office:value-type="float" office:value="0.00005">
            <text:p>5.00E-05</text:p>
          </table:table-cell>
          <table:table-cell office:value-type="float" office:value="0.0085">
            <text:p>0.0085</text:p>
          </table:table-cell>
          <table:table-cell office:value-type="float" office:value="0.009">
            <text:p>0.009</text:p>
          </table:table-cell>
          <table:table-cell/>
          <table:table-cell office:value-type="string">
            <text:p>06 A unit with rooms in more th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|</text:p>
          </table:table-cell>
          <table:table-cell office:value-type="float" office:value="0.0031">
            <text:p>0.0031</text:p>
          </table:table-cell>
          <table:table-cell office:value-type="float" office:value="0.0024">
            <text:p>0.0024</text:p>
          </table:table-cell>
          <table:table-cell office:value-type="float" office:value="0.0025">
            <text:p>0.0025</text:p>
          </table:table-cell>
          <table:table-cell table:style-name="ce11" office:value-type="float" office:value="0.00063">
            <text:p>6.30E-04</text:p>
          </table:table-cell>
          <table:table-cell office:value-type="float" office:value="0.0057">
            <text:p>0.0057</text:p>
          </table:table-cell>
          <table:table-cell office:value-type="float" office:value="0.0143">
            <text:p>0.0143</text:p>
          </table:table-cell>
          <table:table-cell/>
          <table:table-cell office:value-type="string">
            <text:p>one s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|</text:p>
          </table:table-cell>
          <table:table-cell table:number-columns-repeated="8"/>
          <table:table-cell office:value-type="string">
            <text:p>07 An area not originally intende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|</text:p>
          </table:table-cell>
          <table:table-cell office:value-type="float" office:value="0.1113">
            <text:p>0.1113</text:p>
          </table:table-cell>
          <table:table-cell office:value-type="float" office:value="0.1721">
            <text:p>0.1721</text:p>
          </table:table-cell>
          <table:table-cell office:value-type="float" office:value="0.2035">
            <text:p>0.2035</text:p>
          </table:table-cell>
          <table:table-cell office:value-type="float" office:value="0.0525">
            <text:p>0.0525</text:p>
          </table:table-cell>
          <table:table-cell office:value-type="float" office:value="0.4605">
            <text:p>0.46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 housing, such as a gym,</text:p>
          </table:table-cell>
          <table:table-cell table:number-columns-repeated="1013"/>
        </table:table-row>
        <table:table-row table:style-name="ro1">
          <table:table-cell office:value-type="string">
            <text:p>----------------------------------------------------------------</text:p>
          </table:table-cell>
          <table:table-cell table:number-columns-repeated="9"/>
          <table:table-cell office:value-type="string">
            <text:p>classroom, or dayroo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ey:</text:p>
          </table:table-cell>
          <table:table-cell office:value-type="string">
            <text:p>cell</text:p>
          </table:table-cell>
          <table:table-cell office:value-type="string">
            <text:p>proportions</text:p>
          </table:table-cell>
          <table:table-cell table:number-columns-repeated="6"/>
          <table:table-cell office:value-type="string">
            <text:p>08 Other -specify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arson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corrected</text:p>
          </table:table-cell>
          <table:table-cell office:value-type="string">
            <text:p>chi2(28)</text:p>
          </table:table-cell>
          <table:table-cell office:value-type="string">
            <text:p>=</text:p>
          </table:table-cell>
          <table:table-cell office:value-type="float" office:value="3538.2391">
            <text:p>3538.23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ign-based</text:p>
          </table:table-cell>
          <table:table-cell office:value-type="string">
            <text:p>F(24.90,</text:p>
          </table:table-cell>
          <table:table-cell office:value-type="string">
            <text:p>1.5e+05)=</text:p>
          </table:table-cell>
          <table:table-cell office:value-type="float" office:value="103.6021">
            <text:p>103.6021</text:p>
          </table:table-cell>
          <table:table-cell office:value-type="string">
            <text:p>P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deral-state_20_prisons" style:display-name="PageStyle_federal-state pri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jails" style:display-name="PageStyle_local j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37" meta:object-count="0"/>
    <meta:generator>OpenOffice/4.1.1$Win32 OpenOffice.org_project/411m6$Build-9775</meta:generator>
  </office:meta>
</office:document-meta>
</file>